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ccffff" draw:textarea-vertical-align="middle"/>
    </style:style>
    <style:style style:name="gr3" style:family="graphic" style:parent-style-name="standard">
      <style:graphic-properties draw:fill="solid" draw:fill-color="#ff950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8080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56cm"/>
    </style:style>
    <style:style style:name="gr9" style:family="graphic" style:parent-style-name="standard">
      <style:graphic-properties draw:fill="gradient" draw:fill-color="#aecf00" draw:fill-gradient-name="Linear_20_blue_2f_white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fo:min-height="0.3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color="#ffffff" fo:font-size="10pt" style:font-size-asian="10pt" style:font-size-complex="10pt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P7" style:family="paragraph">
      <style:text-properties fo:color="#ffffff" style:font-relief="embossed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color="#ffffff" style:text-outline="true" fo:font-size="18pt" style:font-size-asian="18pt" style:font-size-complex="18pt" style:font-relief="engrave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color="#ffffff" style:font-relief="embossed"/>
    </style:style>
    <style:style style:name="T5" style:family="text">
      <style:text-properties fo:color="#ffffff" style:text-outline="true" fo:font-size="18pt" style:font-size-asian="18pt" style:font-size-complex="18pt" style:font-relief="engrav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1" draw:layer="layout" svg:width="3.787cm" svg:height="1.169cm" svg:x="8.768cm" svg:y="3.104cm">
          <text:p text:style-name="P1">User</text:p>
        </draw:rect>
        <draw:rect draw:style-name="gr1" draw:text-style-name="P2" draw:layer="layout" svg:width="4.107cm" svg:height="0.959cm" svg:x="5.843cm" svg:y="7.198cm">
          <text:p text:style-name="P1"><text:span text:style-name="T1">CodeView</text:span></text:p>
        </draw:rect>
        <draw:rect draw:style-name="gr2" draw:text-style-name="P2" draw:layer="layout" svg:width="3.622cm" svg:height="1.271cm" svg:x="4.643cm" svg:y="16.624cm">
          <text:p text:style-name="P1"><text:span text:style-name="T1">MnemonicDB</text:span></text:p>
        </draw:rect>
        <draw:rect draw:style-name="gr2" draw:text-style-name="P2" draw:layer="layout" svg:width="3.11cm" svg:height="1.296cm" svg:x="8.323cm" svg:y="16.625cm">
          <text:p text:style-name="P1"><text:span text:style-name="T1">Program</text:span></text:p>
          <text:p text:style-name="P1"><text:span text:style-name="T1">(Raw data)</text:span></text:p>
        </draw:rect>
        <draw:rect draw:style-name="gr2" draw:text-style-name="P2" draw:layer="layout" svg:width="2.236cm" svg:height="1.311cm" svg:x="11.473cm" svg:y="16.626cm">
          <text:p text:style-name="P1"><text:span text:style-name="T1">DasmData</text:span></text:p>
        </draw:rect>
        <draw:rect draw:style-name="gr1" draw:text-style-name="P2" draw:layer="layout" svg:width="3.303cm" svg:height="1.321cm" svg:x="5.043cm" svg:y="10.669cm">
          <text:p text:style-name="P1"><text:span text:style-name="T1">Process Data</text:span></text:p>
        </draw:rect>
        <draw:rect draw:style-name="gr1" draw:text-style-name="P2" draw:layer="layout" svg:width="3.608cm" svg:height="1.372cm" svg:x="13.323cm" svg:y="10.669cm">
          <text:p text:style-name="P1"><text:span text:style-name="T1">CodeViewLine</text:span></text:p>
        </draw:rect>
        <draw:rect draw:style-name="gr3" draw:text-style-name="P2" draw:layer="layout" svg:width="3.481cm" svg:height="0.889cm" svg:x="9.196cm" svg:y="11.141cm">
          <text:p text:style-name="P1"><text:span text:style-name="T1">Decoder</text:span></text:p>
        </draw:rect>
        <draw:rect draw:style-name="gr2" draw:text-style-name="P2" draw:layer="layout" svg:width="2.919cm" svg:height="1.424cm" svg:x="13.785cm" svg:y="16.599cm">
          <text:p text:style-name="P1"><text:span text:style-name="T1">LabelManager</text:span></text:p>
        </draw:rect>
        <draw:line draw:style-name="gr4" draw:text-style-name="P1" draw:layer="layout" svg:x1="14.827cm" svg:y1="12.025cm" svg:x2="15.208cm" svg:y2="16.573cm">
          <text:p/>
        </draw:line>
        <draw:line draw:style-name="gr4" draw:text-style-name="P1" draw:layer="layout" svg:x1="6.555cm" svg:y1="8.173cm" svg:x2="6.542cm" svg:y2="10.704cm">
          <text:p/>
        </draw:line>
        <draw:line draw:style-name="gr4" draw:text-style-name="P1" draw:layer="layout" svg:x1="6.416cm" svg:y1="11.994cm" svg:x2="6.416cm" svg:y2="16.625cm">
          <text:p/>
        </draw:line>
        <draw:line draw:style-name="gr4" draw:text-style-name="P1" draw:layer="layout" svg:x1="6.528cm" svg:y1="12.003cm" svg:x2="9.77cm" svg:y2="16.625cm">
          <text:p/>
        </draw:line>
        <draw:line draw:style-name="gr4" draw:text-style-name="P1" draw:layer="layout" svg:x1="6.784cm" svg:y1="11.994cm" svg:x2="12.565cm" svg:y2="16.6cm">
          <text:p/>
        </draw:line>
        <draw:line draw:style-name="gr4" draw:text-style-name="P1" draw:layer="layout" svg:x1="14.573cm" svg:y1="12.025cm" svg:x2="13.328cm" svg:y2="16.624cm">
          <text:p/>
        </draw:line>
        <draw:line draw:style-name="gr4" draw:text-style-name="P1" draw:layer="layout" svg:x1="7.425cm" svg:y1="11.994cm" svg:x2="14.929cm" svg:y2="16.574cm">
          <text:p/>
        </draw:line>
        <draw:line draw:style-name="gr4" draw:text-style-name="P1" draw:layer="layout" svg:x1="14.656cm" svg:y1="8.16cm" svg:x2="14.669cm" svg:y2="10.647cm">
          <text:p/>
        </draw:line>
        <draw:rect draw:style-name="gr5" draw:text-style-name="P2" draw:layer="layout" svg:width="2.974cm" svg:height="1.112cm" svg:x="5.018cm" svg:y="17.924cm">
          <text:p text:style-name="P1"><text:span text:style-name="T1">MnemonicItem</text:span></text:p>
          <text:p text:style-name="P1"><text:span text:style-name="T1">(object)</text:span></text:p>
        </draw:rect>
        <draw:rect draw:style-name="gr5" draw:text-style-name="P2" draw:layer="layout" svg:width="1.513cm" svg:height="0.566cm" svg:x="9.188cm" svg:y="17.922cm">
          <text:p text:style-name="P1"><text:span text:style-name="T1">Byte</text:span></text:p>
        </draw:rect>
        <draw:rect draw:style-name="gr5" draw:text-style-name="P3" draw:layer="layout" svg:width="2.236cm" svg:height="0.836cm" svg:x="11.473cm" svg:y="17.933cm">
          <text:p text:style-name="P1"><text:span text:style-name="T2">DisassembledItem</text:span></text:p>
          <text:p text:style-name="P1"><text:span text:style-name="T2">(object)</text:span></text:p>
        </draw:rect>
        <draw:line draw:style-name="gr4" draw:text-style-name="P1" draw:layer="layout" svg:x1="9.849cm" svg:y1="12.039cm" svg:x2="6.711cm" svg:y2="16.625cm">
          <text:p/>
        </draw:line>
        <draw:line draw:style-name="gr4" draw:text-style-name="P1" draw:layer="layout" svg:x1="10.355cm" svg:y1="12.03cm" svg:x2="10.355cm" svg:y2="16.625cm">
          <text:p/>
        </draw:line>
        <draw:line draw:style-name="gr4" draw:text-style-name="P1" draw:layer="layout" svg:x1="10.964cm" svg:y1="12.039cm" svg:x2="12.886cm" svg:y2="16.61cm">
          <text:p/>
        </draw:line>
        <draw:line draw:style-name="gr4" draw:text-style-name="P1" draw:layer="layout" svg:x1="11.943cm" svg:y1="12.039cm" svg:x2="16.255cm" svg:y2="16.594cm">
          <text:p/>
        </draw:line>
        <draw:line draw:style-name="gr4" draw:text-style-name="P1" draw:layer="layout" svg:x1="8.349cm" svg:y1="11.646cm" svg:x2="9.2cm" svg:y2="11.646cm">
          <text:p/>
        </draw:line>
        <draw:rect draw:style-name="gr1" draw:text-style-name="P2" draw:layer="layout" svg:width="4.107cm" svg:height="0.959cm" svg:x="11.344cm" svg:y="7.199cm">
          <text:p text:style-name="P1"><text:span text:style-name="T1">ProjectManager</text:span></text:p>
        </draw:rect>
        <draw:line draw:style-name="gr4" draw:text-style-name="P1" draw:layer="layout" svg:x1="9.708cm" svg:y1="8.16cm" svg:x2="14.167cm" svg:y2="10.66cm">
          <text:p/>
        </draw:line>
        <draw:line draw:style-name="gr4" draw:text-style-name="P1" draw:layer="layout" svg:x1="11.851cm" svg:y1="8.16cm" svg:x2="7.684cm" svg:y2="10.674cm">
          <text:p/>
        </draw:line>
        <draw:rect draw:style-name="gr1" draw:text-style-name="P1" draw:layer="layout" svg:width="12.003cm" svg:height="1.035cm" svg:x="5.003cm" svg:y="5.003cm">
          <text:p text:style-name="P1">IDZ80</text:p>
        </draw:rect>
        <draw:line draw:style-name="gr4" draw:text-style-name="P1" draw:layer="layout" svg:x1="8.01cm" svg:y1="6.062cm" svg:x2="7.986cm" svg:y2="7.216cm">
          <text:p/>
        </draw:line>
        <draw:line draw:style-name="gr4" draw:text-style-name="P1" draw:layer="layout" svg:x1="13.41cm" svg:y1="6.062cm" svg:x2="13.386cm" svg:y2="7.216cm">
          <text:p/>
        </draw:line>
        <draw:line draw:style-name="gr4" draw:text-style-name="P1" draw:layer="layout" svg:x1="5.436cm" svg:y1="6.062cm" svg:x2="5.436cm" svg:y2="10.656cm">
          <text:p/>
        </draw:line>
      </draw:page>
      <draw:page draw:name="page2" draw:style-name="dp1" draw:master-page-name="Padrão">
        <office:forms form:automatic-focus="false" form:apply-design-mode="false"/>
        <draw:rect draw:style-name="gr1" draw:text-style-name="P1" draw:layer="layout" svg:width="3.787cm" svg:height="1.169cm" svg:x="8.769cm" svg:y="3.104cm">
          <text:p text:style-name="P1">User</text:p>
        </draw:rect>
        <draw:rect draw:style-name="gr1" draw:text-style-name="P2" draw:layer="layout" svg:width="4.107cm" svg:height="0.959cm" svg:x="5.844cm" svg:y="7.198cm">
          <text:p text:style-name="P1"><text:span text:style-name="T1">CodeView</text:span></text:p>
        </draw:rect>
        <draw:rect draw:style-name="gr1" draw:text-style-name="P2" draw:layer="layout" svg:width="3.608cm" svg:height="1.372cm" svg:x="-3.608cm" svg:y="25.461cm">
          <text:p text:style-name="P1"><text:span text:style-name="T1">CodeViewLine</text:span></text:p>
        </draw:rect>
        <draw:rect draw:style-name="gr3" draw:text-style-name="P2" draw:layer="layout" svg:width="3.481cm" svg:height="0.889cm" svg:x="-3.993cm" svg:y="23.152cm">
          <text:p text:style-name="P1"><text:span text:style-name="T1">Decoder</text:span></text:p>
        </draw:rect>
        <draw:line draw:style-name="gr4" draw:text-style-name="P1" draw:layer="layout" svg:x1="6.556cm" svg:y1="8.173cm" svg:x2="6.543cm" svg:y2="10.704cm">
          <text:p/>
        </draw:line>
        <draw:line draw:style-name="gr4" draw:text-style-name="P1" draw:layer="layout" svg:x1="14.657cm" svg:y1="8.16cm" svg:x2="14.67cm" svg:y2="10.647cm">
          <text:p/>
        </draw:line>
        <draw:rect draw:style-name="gr1" draw:text-style-name="P2" draw:layer="layout" svg:width="4.107cm" svg:height="0.959cm" svg:x="11.345cm" svg:y="7.199cm">
          <text:p text:style-name="P1"><text:span text:style-name="T1">ProjectManager</text:span></text:p>
        </draw:rect>
        <draw:line draw:style-name="gr4" draw:text-style-name="P1" draw:layer="layout" svg:x1="9.709cm" svg:y1="8.16cm" svg:x2="14.168cm" svg:y2="10.66cm">
          <text:p/>
        </draw:line>
        <draw:line draw:style-name="gr4" draw:text-style-name="P1" draw:layer="layout" svg:x1="11.852cm" svg:y1="8.16cm" svg:x2="7.685cm" svg:y2="10.674cm">
          <text:p/>
        </draw:line>
        <draw:rect draw:style-name="gr1" draw:text-style-name="P1" draw:layer="layout" svg:width="12.003cm" svg:height="1.035cm" svg:x="5.004cm" svg:y="5.003cm">
          <text:p text:style-name="P1">IDZ80</text:p>
        </draw:rect>
        <draw:line draw:style-name="gr4" draw:text-style-name="P1" draw:layer="layout" svg:x1="8.011cm" svg:y1="6.062cm" svg:x2="7.987cm" svg:y2="7.216cm">
          <text:p/>
        </draw:line>
        <draw:line draw:style-name="gr4" draw:text-style-name="P1" draw:layer="layout" svg:x1="13.411cm" svg:y1="6.062cm" svg:x2="13.387cm" svg:y2="7.216cm">
          <text:p/>
        </draw:line>
        <draw:line draw:style-name="gr4" draw:text-style-name="P1" draw:layer="layout" svg:x1="5.437cm" svg:y1="6.062cm" svg:x2="5.437cm" svg:y2="10.656cm">
          <text:p/>
        </draw:line>
        <draw:rect draw:style-name="gr6" draw:text-style-name="P1" draw:layer="layout" svg:width="7.189cm" svg:height="4.792cm" svg:x="-5.586cm" svg:y="16.436cm">
          <text:p/>
        </draw:rect>
        <draw:g>
          <draw:rect draw:style-name="gr2" draw:text-style-name="P2" draw:layer="layout" svg:width="3.622cm" svg:height="1.271cm" svg:x="-5.399cm" svg:y="18.639cm">
            <text:p text:style-name="P1"><text:span text:style-name="T1">MnemonicDB</text:span></text:p>
          </draw:rect>
          <draw:rect draw:style-name="gr5" draw:text-style-name="P5" draw:layer="layout" svg:width="3.625cm" svg:height="1.112cm" svg:x="-5.399cm" svg:y="19.939cm">
            <text:p text:style-name="P4"><text:span text:style-name="T3">MnemonicItem</text:span></text:p>
            <text:p text:style-name="P4"><text:span text:style-name="T3">(object)</text:span></text:p>
          </draw:rect>
        </draw:g>
        <draw:g>
          <draw:rect draw:style-name="gr2" draw:text-style-name="P2" draw:layer="layout" svg:width="3.11cm" svg:height="1.296cm" svg:x="14.308cm" svg:y="22.4cm">
            <text:p text:style-name="P1"><text:span text:style-name="T1">Program</text:span></text:p>
            <text:p text:style-name="P1"><text:span text:style-name="T1">(Raw data)</text:span></text:p>
          </draw:rect>
          <draw:rect draw:style-name="gr5" draw:text-style-name="P6" draw:layer="layout" svg:width="3.116cm" svg:height="0.572cm" svg:x="14.305cm" svg:y="23.697cm">
            <text:p text:style-name="P1"><text:span text:style-name="T3">Byte</text:span></text:p>
          </draw:rect>
        </draw:g>
        <draw:frame draw:style-name="gr7" draw:text-style-name="P7" draw:layer="layout" svg:width="3.495cm" svg:height="0.963cm" svg:x="-5.505cm" svg:y="16.52cm">
          <draw:text-box>
            <text:p><text:span text:style-name="T4">DasmData</text:span></text:p>
          </draw:text-box>
        </draw:frame>
        <draw:frame draw:style-name="gr8" draw:text-style-name="P1" draw:layer="layout" svg:width="2.517cm" svg:height="0.81cm" svg:x="-4.996cm" svg:y="17.282cm">
          <draw:text-box>
            <text:p text:style-name="P1"><text:span text:style-name="T2">DisassembledItem</text:span></text:p>
            <text:p text:style-name="P1"><text:span text:style-name="T2">(object)</text:span></text:p>
          </draw:text-box>
        </draw:frame>
        <draw:g>
          <draw:rect draw:style-name="gr9" draw:text-style-name="P1" draw:layer="layout" svg:width="7.742cm" svg:height="5.608cm" svg:x="1.727cm" svg:y="22.041cm">
            <text:p/>
          </draw:rect>
          <draw:frame draw:style-name="gr10" draw:text-style-name="P9" draw:layer="layout" svg:width="4.266cm" svg:height="1.675cm" svg:x="1.939cm" svg:y="22.306cm">
            <draw:text-box>
              <text:p text:style-name="P8"><text:span text:style-name="T5">Process Data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1T17:24:32.48</meta:creation-date>
    <dc:date>2013-12-26T16:27:38.417000000</dc:date>
    <meta:editing-duration>PT36M28S</meta:editing-duration>
    <meta:editing-cycles>8</meta:editing-cycles>
    <meta:generator>LibreOffice/4.1.4.2$Windows_x86 LibreOffice_project/0a0440ccc0227ad9829de5f46be37cfb6edcf72</meta:generator>
    <meta:document-statistic meta:object-count="57"/>
  </office:meta>
</office:document-meta>
</file>